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120.6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135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uxieme_exp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ecision_recall_exp</text:p>
          </table:table-cell>
          <table:table-cell office:value-type="string" calcext:value-type="string">
            <text:p>precision_recall_baseline</text:p>
          </table:table-cell>
          <table:table-cell office:value-type="string" calcext:value-type="string">
            <text:p>exp_ndcg_at_3</text:p>
          </table:table-cell>
          <table:table-cell office:value-type="string" calcext:value-type="string">
            <text:p>baseline_ndcg_at_3</text:p>
          </table:table-cell>
          <table:table-cell office:value-type="string" calcext:value-type="string">
            <text:p>exp_ndcg_at_5</text:p>
          </table:table-cell>
          <table:table-cell office:value-type="string" calcext:value-type="string">
            <text:p>baseline_ndcg_at_5</text:p>
          </table:table-cell>
          <table:table-cell office:value-type="string" calcext:value-type="string">
            <text:p>baseline_ndcg_at_10</text:p>
          </table:table-cell>
          <table:table-cell office:value-type="string" calcext:value-type="string">
            <text:p>exp_ndcg_at_10</text:p>
          </table:table-cell>
          <table:table-cell office:value-type="string" calcext:value-type="string">
            <text:p>number_item_rated_by_user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418346757670478" calcext:value-type="float">
            <text:p>0.418346757670478</text:p>
          </table:table-cell>
          <table:table-cell office:value-type="float" office:value="0" calcext:value-type="float">
            <text:p>0</text:p>
          </table:table-cell>
          <table:table-cell office:value-type="float" office:value="0.27873971749851" calcext:value-type="float">
            <text:p>0.27873971749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425741335888" calcext:value-type="float">
            <text:p>0.21642574133588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440056329370379" calcext:value-type="float">
            <text:p>0.044005632937038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176191736608128" calcext:value-type="float">
            <text:p>0.176191736608128</text:p>
          </table:table-cell>
          <table:table-cell office:value-type="float" office:value="0.186994311456816" calcext:value-type="float">
            <text:p>0.18699431145681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13492849016079" calcext:value-type="float">
            <text:p>0.613492849016079</text:p>
          </table:table-cell>
          <table:table-cell office:value-type="float" office:value="0" calcext:value-type="float">
            <text:p>0</text:p>
          </table:table-cell>
          <table:table-cell office:value-type="float" office:value="0.399067208227124" calcext:value-type="float">
            <text:p>0.399067208227124</text:p>
          </table:table-cell>
          <table:table-cell office:value-type="float" office:value="0" calcext:value-type="float">
            <text:p>0</text:p>
          </table:table-cell>
          <table:table-cell office:value-type="float" office:value="0.213719596843775" calcext:value-type="float">
            <text:p>0.213719596843775</text:p>
          </table:table-cell>
          <table:table-cell office:value-type="float" office:value="0.30560090642602" calcext:value-type="float">
            <text:p>0.3056009064260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349391740803609" calcext:value-type="float">
            <text:p>0.349391740803609</text:p>
          </table:table-cell>
          <table:table-cell office:value-type="float" office:value="0" calcext:value-type="float">
            <text:p>0</text:p>
          </table:table-cell>
          <table:table-cell office:value-type="float" office:value="0.236847545301381" calcext:value-type="float">
            <text:p>0.236847545301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524893489948" calcext:value-type="float">
            <text:p>0.19052489348994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42398433165073" calcext:value-type="float">
            <text:p>0.242398433165073</text:p>
          </table:table-cell>
          <table:table-cell office:value-type="float" office:value="0" calcext:value-type="float">
            <text:p>0</text:p>
          </table:table-cell>
          <table:table-cell office:value-type="float" office:value="0.175118401554816" calcext:value-type="float">
            <text:p>0.175118401554816</text:p>
          </table:table-cell>
          <table:table-cell office:value-type="float" office:value="0.326195422865775" calcext:value-type="float">
            <text:p>0.3261954228657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.50244345353494" calcext:value-type="float">
            <text:p>0.50244345353494</text:p>
          </table:table-cell>
          <table:table-cell office:value-type="float" office:value="0.443780304891545" calcext:value-type="float">
            <text:p>0.443780304891545</text:p>
          </table:table-cell>
          <table:table-cell office:value-type="float" office:value="0.455301163964439" calcext:value-type="float">
            <text:p>0.455301163964439</text:p>
          </table:table-cell>
          <table:table-cell office:value-type="float" office:value="0.298687266244459" calcext:value-type="float">
            <text:p>0.298687266244459</text:p>
          </table:table-cell>
          <table:table-cell office:value-type="float" office:value="0.212555298906669" calcext:value-type="float">
            <text:p>0.212555298906669</text:p>
          </table:table-cell>
          <table:table-cell office:value-type="float" office:value="0.324006698430221" calcext:value-type="float">
            <text:p>0.32400669843022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0540147903289537" calcext:value-type="float">
            <text:p>0.005401479032895</text:p>
          </table:table-cell>
          <table:table-cell office:value-type="float" office:value="0.00418278057197754" calcext:value-type="float">
            <text:p>0.004182780571978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156812767952598" calcext:value-type="float">
            <text:p>0.156812767952598</text:p>
          </table:table-cell>
          <table:table-cell office:value-type="float" office:value="0.116436791964285" calcext:value-type="float">
            <text:p>0.11643679196428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389207013318098" calcext:value-type="float">
            <text:p>0.389207013318098</text:p>
          </table:table-cell>
          <table:table-cell office:value-type="float" office:value="0" calcext:value-type="float">
            <text:p>0</text:p>
          </table:table-cell>
          <table:table-cell office:value-type="float" office:value="0.272294150169644" calcext:value-type="float">
            <text:p>0.272294150169644</text:p>
          </table:table-cell>
          <table:table-cell office:value-type="float" office:value="0" calcext:value-type="float">
            <text:p>0</text:p>
          </table:table-cell>
          <table:table-cell office:value-type="float" office:value="0.0552722689966953" calcext:value-type="float">
            <text:p>0.055272268996695</text:p>
          </table:table-cell>
          <table:table-cell office:value-type="float" office:value="0.217699712160305" calcext:value-type="float">
            <text:p>0.21769971216030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03751589979779" calcext:value-type="float">
            <text:p>0.603751589979779</text:p>
          </table:table-cell>
          <table:table-cell office:value-type="float" office:value="0.392778867594495" calcext:value-type="float">
            <text:p>0.392778867594495</text:p>
          </table:table-cell>
          <table:table-cell office:value-type="float" office:value="0.601574179995229" calcext:value-type="float">
            <text:p>0.601574179995229</text:p>
          </table:table-cell>
          <table:table-cell office:value-type="float" office:value="0.415368494911381" calcext:value-type="float">
            <text:p>0.415368494911381</text:p>
          </table:table-cell>
          <table:table-cell office:value-type="float" office:value="0.346674244122763" calcext:value-type="float">
            <text:p>0.346674244122763</text:p>
          </table:table-cell>
          <table:table-cell office:value-type="float" office:value="0.410392584396626" calcext:value-type="float">
            <text:p>0.41039258439662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801911940959194" calcext:value-type="float">
            <text:p>0.080191194095919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1021292701957" calcext:value-type="float">
            <text:p>0.141021292701957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87446095187658" calcext:value-type="float">
            <text:p>0.287446095187658</text:p>
          </table:table-cell>
          <table:table-cell office:value-type="float" office:value="0" calcext:value-type="float">
            <text:p>0</text:p>
          </table:table-cell>
          <table:table-cell office:value-type="float" office:value="0.208532459193732" calcext:value-type="float">
            <text:p>0.208532459193732</text:p>
          </table:table-cell>
          <table:table-cell office:value-type="float" office:value="0.165844928688994" calcext:value-type="float">
            <text:p>0.16584492868899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305931637911383" calcext:value-type="float">
            <text:p>0.305931637911383</text:p>
          </table:table-cell>
          <table:table-cell office:value-type="float" office:value="0" calcext:value-type="float">
            <text:p>0</text:p>
          </table:table-cell>
          <table:table-cell office:value-type="float" office:value="0.387579157742168" calcext:value-type="float">
            <text:p>0.387579157742168</text:p>
          </table:table-cell>
          <table:table-cell office:value-type="float" office:value="0.291590818378926" calcext:value-type="float">
            <text:p>0.29159081837892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06667464988584" calcext:value-type="float">
            <text:p>0.10666746498858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21133020664466" calcext:value-type="float">
            <text:p>0.621133020664466</text:p>
          </table:table-cell>
          <table:table-cell office:value-type="float" office:value="0" calcext:value-type="float">
            <text:p>0</text:p>
          </table:table-cell>
          <table:table-cell office:value-type="float" office:value="0.45114618142953" calcext:value-type="float">
            <text:p>0.45114618142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943970771118" calcext:value-type="float">
            <text:p>0.33294397077111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27486809798916" calcext:value-type="float">
            <text:p>0.227486809798916</text:p>
          </table:table-cell>
          <table:table-cell office:value-type="float" office:value="0" calcext:value-type="float">
            <text:p>0</text:p>
          </table:table-cell>
          <table:table-cell office:value-type="float" office:value="0.15043431966123" calcext:value-type="float">
            <text:p>0.15043431966123</text:p>
          </table:table-cell>
          <table:table-cell office:value-type="float" office:value="0.100776393032481" calcext:value-type="float">
            <text:p>0.100776393032481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2710371966719" calcext:value-type="float">
            <text:p>0.033271037196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8776478106453" calcext:value-type="float">
            <text:p>0.055877647810645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354464702985392" calcext:value-type="float">
            <text:p>0.03544647029853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408220347742837" calcext:value-type="float">
            <text:p>0.408220347742837</text:p>
          </table:table-cell>
          <table:table-cell office:value-type="float" office:value="0" calcext:value-type="float">
            <text:p>0</text:p>
          </table:table-cell>
          <table:table-cell office:value-type="float" office:value="0.281939715604805" calcext:value-type="float">
            <text:p>0.281939715604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203317442194" calcext:value-type="float">
            <text:p>0.207203317442194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6089497538196" calcext:value-type="float">
            <text:p>0.166089497538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210864948346" calcext:value-type="float">
            <text:p>0.17521086494834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88727747851877" calcext:value-type="float">
            <text:p>0.188727747851877</text:p>
          </table:table-cell>
          <table:table-cell office:value-type="float" office:value="0" calcext:value-type="float">
            <text:p>0</text:p>
          </table:table-cell>
          <table:table-cell office:value-type="float" office:value="0.13681554579921" calcext:value-type="float">
            <text:p>0.13681554579921</text:p>
          </table:table-cell>
          <table:table-cell office:value-type="float" office:value="0.111120194039591" calcext:value-type="float">
            <text:p>0.111120194039591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formula="of:=AVERAGE([.A2:.A51])" office:value-type="float" office:value="0.03" calcext:value-type="float">
            <text:p>0.03</text:p>
          </table:table-cell>
          <table:table-cell table:formula="of:=AVERAGE([.B2:.B51])" office:value-type="float" office:value="0.01" calcext:value-type="float">
            <text:p>0.01</text:p>
          </table:table-cell>
          <table:table-cell table:formula="of:=AVERAGE([.C2:.C51])" office:value-type="float" office:value="0.0781197354546057" calcext:value-type="float">
            <text:p>0.078119735454606</text:p>
          </table:table-cell>
          <table:table-cell table:formula="of:=AVERAGE([.D2:.D51])" office:value-type="float" office:value="0.0417709979280189" calcext:value-type="float">
            <text:p>0.041770997928019</text:p>
          </table:table-cell>
          <table:table-cell table:formula="of:=AVERAGE([.E2:.E51])" office:value-type="float" office:value="0.0635254079385106" calcext:value-type="float">
            <text:p>0.063525407938511</text:p>
          </table:table-cell>
          <table:table-cell table:formula="of:=AVERAGE([.F2:.F51])" office:value-type="float" office:value="0.0422188325740124" calcext:value-type="float">
            <text:p>0.042218832574012</text:p>
          </table:table-cell>
          <table:table-cell table:formula="of:=AVERAGE([.G2:.G51])" office:value-type="float" office:value="0.048640552798044" calcext:value-type="float">
            <text:p>0.048640552798044</text:p>
          </table:table-cell>
          <table:table-cell table:formula="of:=AVERAGE([.H2:.H51])" office:value-type="float" office:value="0.0508510760439979" calcext:value-type="float">
            <text:p>0.050851076043998</text:p>
          </table:table-cell>
          <table:table-cell table:formula="of:=AVERAGE([.I2:.I51])" office:value-type="float" office:value="663.46" calcext:value-type="float">
            <text:p>663.46</text:p>
          </table:table-cell>
        </table:table-row>
        <table:table-row table:style-name="ro1">
          <table:table-cell table:formula="of:=STDEV([.A2:.A51])" office:value-type="float" office:value="0.0614451804788759" calcext:value-type="float">
            <text:p>0.061445180478876</text:p>
          </table:table-cell>
          <table:table-cell table:formula="of:=STDEV([.B2:.B51])" office:value-type="float" office:value="0.0364215679542342" calcext:value-type="float">
            <text:p>0.036421567954234</text:p>
          </table:table-cell>
          <table:table-cell table:formula="of:=STDEV([.C2:.C51])" office:value-type="float" office:value="0.185671698848133" calcext:value-type="float">
            <text:p>0.185671698848133</text:p>
          </table:table-cell>
          <table:table-cell table:formula="of:=STDEV([.D2:.D51])" office:value-type="float" office:value="0.109387928017274" calcext:value-type="float">
            <text:p>0.109387928017274</text:p>
          </table:table-cell>
          <table:table-cell table:formula="of:=STDEV([.E2:.E51])" office:value-type="float" office:value="0.14612851942964" calcext:value-type="float">
            <text:p>0.14612851942964</text:p>
          </table:table-cell>
          <table:table-cell table:formula="of:=STDEV([.F2:.F51])" office:value-type="float" office:value="0.100407877295304" calcext:value-type="float">
            <text:p>0.100407877295304</text:p>
          </table:table-cell>
          <table:table-cell table:formula="of:=STDEV([.G2:.G51])" office:value-type="float" office:value="0.0920611998570685" calcext:value-type="float">
            <text:p>0.092061199857069</text:p>
          </table:table-cell>
          <table:table-cell table:formula="of:=STDEV([.H2:.H51])" office:value-type="float" office:value="0.107572447508813" calcext:value-type="float">
            <text:p>0.107572447508813</text:p>
          </table:table-cell>
          <table:table-cell table:formula="of:=STDEV([.I2:.I51])" office:value-type="float" office:value="625.036136424715" calcext:value-type="float">
            <text:p>625.0361364247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5:21:24.339314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2-02T10:26:58.715262944</dc:date>
    <meta:editing-duration>PT18H55M23S</meta:editing-duration>
    <meta:editing-cycles>1</meta:editing-cycles>
    <meta:document-statistic meta:table-count="1" meta:cell-count="477" meta:object-count="0"/>
  </office:meta>
</office:document-meta>
</file>